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10a6e" officeooo:paragraph-rsid="00110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Tucídides escreve a História</text:p>
      <text:p text:style-name="P1"/>
      <text:p text:style-name="P2">Matheus Tararam de Laurentys, 9793714</text:p>
      <text:p text:style-name="P2">Historiografia Grega - Notur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10:52:50.516486708</meta:creation-date>
    <dc:date>2020-12-26T12:55:23.387915393</dc:date>
    <meta:editing-duration>PT1H52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4" meta:character-count="100" meta:non-whitespace-character-count="89"/>
  </office:meta>
</office:document-meta>
</file>